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3.97cm" table:align="left"/>
    </style:style>
    <style:style style:name="Таблица1.A" style:family="table-column">
      <style:table-column-properties style:column-width="3.471cm"/>
    </style:style>
    <style:style style:name="Таблица1.B" style:family="table-column">
      <style:table-column-properties style:column-width="4.2cm"/>
    </style:style>
    <style:style style:name="Таблица1.C" style:family="table-column">
      <style:table-column-properties style:column-width="6.299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3.623cm" table:align="left"/>
    </style:style>
    <style:style style:name="Таблица2.A" style:family="table-column">
      <style:table-column-properties style:column-width="3.362cm"/>
    </style:style>
    <style:style style:name="Таблица2.B" style:family="table-column">
      <style:table-column-properties style:column-width="4.209cm"/>
    </style:style>
    <style:style style:name="Таблица2.C" style:family="table-column">
      <style:table-column-properties style:column-width="6.052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168b08"/>
    </style:style>
    <style:style style:name="P4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style:font-size-asian="19.25pt" style:font-weight-asian="bold" style:font-size-complex="22pt" style:font-weight-complex="bold"/>
    </style:style>
    <style:style style:name="P6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paragraph-rsid="0017c4dc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6">
      <style:text-properties officeooo:rsid="00168b08" officeooo:paragraph-rsid="00168b08"/>
    </style:style>
    <style:style style:name="P15" style:family="paragraph" style:parent-style-name="Text_20_body">
      <style:paragraph-properties fo:margin-left="1cm" fo:margin-right="1cm" fo:text-indent="0cm" style:auto-text-indent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5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28"/>
    <style:style style:name="P38" style:family="paragraph" style:parent-style-name="Text_20_body" style:list-style-name="L29"/>
    <style:style style:name="P39" style:family="paragraph" style:parent-style-name="Text_20_body" style:list-style-name="L30"/>
    <style:style style:name="P40" style:family="paragraph" style:parent-style-name="Text_20_body" style:list-style-name="L31"/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P43" style:family="paragraph" style:parent-style-name="Text_20_body" style:list-style-name="L34"/>
    <style:style style:name="P44" style:family="paragraph" style:parent-style-name="Text_20_body" style:list-style-name="L35"/>
    <style:style style:name="P45" style:family="paragraph" style:parent-style-name="Text_20_body" style:list-style-name="L36"/>
    <style:style style:name="P46" style:family="paragraph" style:parent-style-name="Text_20_body" style:list-style-name="L37"/>
    <style:style style:name="P47" style:family="paragraph" style:parent-style-name="Text_20_body" style:list-style-name="L38"/>
    <style:style style:name="P48" style:family="paragraph" style:parent-style-name="Text_20_body" style:list-style-name="L39"/>
    <style:style style:name="P49" style:family="paragraph" style:parent-style-name="Text_20_body" style:list-style-name="L40"/>
    <style:style style:name="P50" style:family="paragraph" style:parent-style-name="Text_20_body" style:list-style-name="L41"/>
    <style:style style:name="P51" style:family="paragraph" style:parent-style-name="Text_20_body" style:list-style-name="L42"/>
    <style:style style:name="P52" style:family="paragraph" style:parent-style-name="Text_20_body" style:list-style-name="L43"/>
    <style:style style:name="P53" style:family="paragraph" style:parent-style-name="Text_20_body" style:list-style-name="L44"/>
    <style:style style:name="P54" style:family="paragraph" style:parent-style-name="Text_20_body" style:list-style-name="L45"/>
    <style:style style:name="P55" style:family="paragraph" style:parent-style-name="Text_20_body" style:list-style-name="L46"/>
    <style:style style:name="P56" style:family="paragraph" style:parent-style-name="Text_20_body" style:list-style-name="L47"/>
    <style:style style:name="P57" style:family="paragraph" style:parent-style-name="Text_20_body" style:list-style-name="L48"/>
    <style:style style:name="P58" style:family="paragraph" style:parent-style-name="Text_20_body" style:list-style-name="L49"/>
    <style:style style:name="P59" style:family="paragraph" style:parent-style-name="Text_20_body" style:list-style-name="L50"/>
    <style:style style:name="P60" style:family="paragraph" style:parent-style-name="Text_20_body" style:list-style-name="L51"/>
    <style:style style:name="P61" style:family="paragraph" style:parent-style-name="Text_20_body" style:list-style-name="L52"/>
    <style:style style:name="P62" style:family="paragraph" style:parent-style-name="Text_20_body" style:list-style-name="L53"/>
    <style:style style:name="P63" style:family="paragraph" style:parent-style-name="Text_20_body" style:list-style-name="L54"/>
    <style:style style:name="P64" style:family="paragraph" style:parent-style-name="Text_20_body" style:list-style-name="L55"/>
    <style:style style:name="P65" style:family="paragraph" style:parent-style-name="Text_20_body" style:list-style-name="L56"/>
    <style:style style:name="P66" style:family="paragraph" style:parent-style-name="Text_20_body" style:list-style-name="L57"/>
    <style:style style:name="P67" style:family="paragraph" style:parent-style-name="Text_20_body" style:list-style-name="L58"/>
    <style:style style:name="P68" style:family="paragraph" style:parent-style-name="Text_20_body" style:list-style-name="L59"/>
    <style:style style:name="T1" style:family="text">
      <style:text-properties fo:font-size="12pt" fo:font-weight="bold" style:font-size-asian="10.5pt" style:font-weight-asian="bold" style:font-size-complex="12pt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officeooo:rsid="00168b08"/>
    </style:style>
    <style:style style:name="T4" style:family="text">
      <style:text-properties officeooo:rsid="0017de1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Инструкция по сборке и установке прошивки OpenWRT</text:span></text:h>
      <text:h text:style-name="Heading_20_4" text:outline-level="4"><text:span text:style-name="Strong_20_Emphasis">Сборка прошивки</text:span></text:h>
      <text:p text:style-name="Text_20_body"><text:span text:style-name="Strong_20_Emphasis">Подготовка репозитория к сборке прошивки</text:span></text:p>
      <text:list text:style-name="L14">
        <text:list-item>
          <text:p text:style-name="P23"><text:span text:style-name="Strong_20_Emphasis">Переходим в папку прошивки</text:span></text:p>
          <text:p text:style-name="P23"><text:span text:style-name="T4">###</text:span>bash</text:p>
        </text:list-item>
      </text:list>
      <text:p text:style-name="P2">cd openwrt-uboost</text:p>
      <text:p text:style-name="Text_20_body"><text:span text:style-name="Strong_20_Emphasis">Скачиваем исходные коды (это займет 10-30 минут)</text:span></text:p>
      <text:p text:style-name="Text_20_body"><text:span text:style-name="T4">###</text:span>bash</text:p>
      <text:p text:style-name="P2">make download</text:p>
      <text:p text:style-name="Text_20_body"><text:span text:style-name="Strong_20_Emphasis">Обновляем информацию о пакетах</text:span></text:p>
      <text:p text:style-name="Text_20_body"><text:span text:style-name="T4">###</text:span>bash</text:p>
      <text:p text:style-name="Preformatted_20_Text">./scripts/feeds update -a</text:p>
      <text:p text:style-name="P2">./scripts/feeds install -a</text:p>
      <text:h text:style-name="Heading_20_4" text:outline-level="4"><text:span text:style-name="Strong_20_Emphasis">Подготовка конфигурации роутера</text:span></text:h>
      <text:p text:style-name="Text_20_body"><text:span text:style-name="Strong_20_Emphasis">Uboost Configuration Switcher</text:span></text:p>
      <text:p text:style-name="Text_20_body"><text:span text:style-name="Strong_20_Emphasis">Обзор</text:span><text:line-break/>Uboost Configuration Switcher - это утилита командной строки для быстрого переключения между конфигурациями сборки прошивок для различных устройств Uboost. Скрипт позволяет легко переключаться между конфигурациями для Uboost-1800 и Uboost-3000 без ручного редактирования файлов.</text:p>
      <text:p text:style-name="Text_20_body"><text:span text:style-name="Strong_20_Emphasis">Требования</text:span></text:p>
      <text:list text:style-name="L15">
        <text:list-item>
          <text:p text:style-name="P24">Операционная система: Linux</text:p>
        </text:list-item>
        <text:list-item>
          <text:p text:style-name="P24">Установленный OpenWrt build system</text:p>
        </text:list-item>
        <text:list-item>
          <text:p text:style-name="P24">Файлы конфигурации: <text:span text:style-name="Source_20_Text">config-uboost-1800</text:span> и <text:span text:style-name="Source_20_Text">config-uboost-3000</text:span> в корневой директории OpenWrt</text:p>
        </text:list-item>
      </text:list>
      <text:p text:style-name="Text_20_body"><text:span text:style-name="Strong_20_Emphasis">Установка</text:span></text:p>
      <text:list text:style-name="L16">
        <text:list-item>
          <text:p text:style-name="P25">Сохраните скрипт как <text:span text:style-name="Source_20_Text">uboost_conf.sh</text:span> в корневую директорию OpenWrt</text:p>
        </text:list-item>
        <text:list-item>
          <text:p text:style-name="P25">Сделайте скрипт исполняемым:</text:p>
          <text:p text:style-name="P25"><text:span text:style-name="T4">###</text:span>bash</text:p>
        </text:list-item>
      </text:list>
      <text:p text:style-name="P2">chmod +x uboost_conf.sh</text:p>
      <text:p text:style-name="Text_20_body"><text:span text:style-name="Strong_20_Emphasis">Использование</text:span></text:p>
      <text:p text:style-name="Text_20_body"><text:span text:style-name="Strong_20_Emphasis">Базовые команды</text:span></text:p>
      <text:list text:style-name="L17">
        <text:list-item>
          <text:p text:style-name="P26"><text:span text:style-name="Strong_20_Emphasis">Переключение на Uboost-1800:</text:span></text:p>
          <text:p text:style-name="P26"><text:soft-page-break/><text:span text:style-name="T4">###</text:span>bash</text:p>
        </text:list-item>
      </text:list>
      <text:p text:style-name="P2">./uboost_conf.sh --1800</text:p>
      <text:p text:style-name="Text_20_body">или короткая версия:</text:p>
      <text:p text:style-name="Text_20_body"><text:span text:style-name="T4">###</text:span>bash</text:p>
      <text:p text:style-name="P2">./uboost_conf.sh -1</text:p>
      <text:p text:style-name="Text_20_body"><text:span text:style-name="Strong_20_Emphasis">Переключение на Uboost-3000:</text:span></text:p>
      <text:p text:style-name="Text_20_body"><text:span text:style-name="T4">###</text:span>bash</text:p>
      <text:p text:style-name="P2">./uboost_conf.sh --3000</text:p>
      <text:p text:style-name="Text_20_body">или короткая версия:</text:p>
      <text:p text:style-name="Text_20_body"><text:span text:style-name="T4">###</text:span>bash</text:p>
      <text:p text:style-name="P2">./uboost_conf.sh -3</text:p>
      <text:p text:style-name="Text_20_body"><text:span text:style-name="Strong_20_Emphasis">Проверка статуса конфигураций:</text:span></text:p>
      <text:p text:style-name="Text_20_body"><text:span text:style-name="T4">###</text:span>bash</text:p>
      <text:p text:style-name="P2">./uboost_conf.sh --version</text:p>
      <text:p text:style-name="Text_20_body">или короткая версия:</text:p>
      <text:p text:style-name="Text_20_body"><text:span text:style-name="T4">###</text:span>bash</text:p>
      <text:p text:style-name="P2">./uboost_conf.sh -v</text:p>
      <text:p text:style-name="Text_20_body"><text:span text:style-name="Strong_20_Emphasis">Получение справки:</text:span></text:p>
      <text:p text:style-name="Text_20_body"><text:span text:style-name="T4">###</text:span>bash</text:p>
      <text:p text:style-name="P2">./uboost_conf.sh --help</text:p>
      <text:p text:style-name="Text_20_body">или короткая версия:</text:p>
      <text:p text:style-name="Text_20_body"><text:span text:style-name="T4">###</text:span>bash</text:p>
      <text:p text:style-name="P2">./uboost_conf.sh -h</text:p>
      <text:p text:style-name="Text_20_body"><text:span text:style-name="Strong_20_Emphasis">Полный рабочий процесс</text:span></text:p>
      <text:list text:style-name="L18">
        <text:list-item>
          <text:p text:style-name="P27"><text:span text:style-name="Strong_20_Emphasis">Проверка текущего статуса:</text:span></text:p>
          <text:p text:style-name="P27"><text:span text:style-name="T4">###</text:span>bash</text:p>
        </text:list-item>
      </text:list>
      <text:p text:style-name="P2">./uboost_conf.sh --version</text:p>
      <text:p text:style-name="Text_20_body"><text:span text:style-name="Strong_20_Emphasis">Переключение на нужное устройство:</text:span></text:p>
      <text:p text:style-name="Text_20_body"><text:span text:style-name="T4">###</text:span>bash</text:p>
      <text:p text:style-name="Preformatted_20_Text"># Для Uboost-1800</text:p>
      <text:p text:style-name="Preformatted_20_Text">./uboost_conf.sh --1800</text:p>
      <text:p text:style-name="Preformatted_20_Text"/>
      <text:p text:style-name="Preformatted_20_Text"><text:soft-page-break/># Для Uboost-3000</text:p>
      <text:p text:style-name="P2">./uboost_conf.sh --3000</text:p>
      <text:p text:style-name="Text_20_body"><text:span text:style-name="Strong_20_Emphasis">Обновление зависимостей (рекомендуется):</text:span></text:p>
      <text:p text:style-name="Text_20_body"><text:span text:style-name="T4">###</text:span>bash</text:p>
      <text:p text:style-name="P2">make defconfig</text:p>
      <text:p text:style-name="Text_20_body"><text:span text:style-name="Strong_20_Emphasis">Очистка таргетов (Строго обязательно!):</text:span></text:p>
      <text:p text:style-name="Text_20_body"><text:span text:style-name="T4">###</text:span>bash</text:p>
      <text:p text:style-name="P2">make target/linux/clean</text:p>
      <text:p text:style-name="Text_20_body"><text:span text:style-name="Strong_20_Emphasis">Сборка прошивки:</text:span></text:p>
      <text:p text:style-name="Text_20_body"><text:span text:style-name="T4">###</text:span>bash</text:p>
      <text:p text:style-name="P2">make -j$(nproc)</text:p>
      <text:p text:style-name="Text_20_body"><text:span text:style-name="Strong_20_Emphasis">Выходные статусы</text:span><text:line-break/>Скрипт предоставляет четкую индикацию статуса:</text:p>
      <text:list text:style-name="L19">
        <text:list-item>
          <text:p text:style-name="P28"><text:span text:style-name="Source_20_Text">ACTIVE</text:span> - данная конфигурация в настоящее время активна</text:p>
        </text:list-item>
        <text:list-item>
          <text:p text:style-name="P28"><text:span text:style-name="Source_20_Text">INACTIVE</text:span> - конфигурация доступна, но не активна</text:p>
        </text:list-item>
        <text:list-item>
          <text:p text:style-name="P28"><text:span text:style-name="Source_20_Text">MISSING</text:span> - файл конфигурации отсутствует</text:p>
        </text:list-item>
      </text:list>
      <text:p text:style-name="Text_20_body"><text:span text:style-name="Strong_20_Emphasis">Описание файлов конфигурации</text:span></text:p>
      <text:list text:style-name="L20">
        <text:list-item>
          <text:p text:style-name="P29"><text:span text:style-name="Source_20_Text">config-uboost-1800</text:span> - конфигурация для устройств Uboost-1800 серии (MT7621)</text:p>
        </text:list-item>
        <text:list-item>
          <text:p text:style-name="P29"><text:span text:style-name="Source_20_Text">config-uboost-3000</text:span> - конфигурация для устройств Uboost-3000 серии (MT7981)</text:p>
        </text:list-item>
      </text:list>
      <text:p text:style-name="Text_20_body"><text:span text:style-name="Strong_20_Emphasis">Примечания</text:span></text:p>
      <text:list text:style-name="L21">
        <text:list-item>
          <text:p text:style-name="P30">После переключения конфигурации рекомендуется выполнить <text:span text:style-name="Source_20_Text">make defconfig</text:span> для обновления зависимостей</text:p>
        </text:list-item>
        <text:list-item>
          <text:p text:style-name="P30">Скрипт автоматически определяет активную конфигурацию путем анализа содержимого файла <text:span text:style-name="Source_20_Text">.config</text:span></text:p>
        </text:list-item>
        <text:list-item>
          <text:p text:style-name="P30">При возникновении циклических зависимостей между пакетами сборка продолжится с предупреждениями</text:p>
        </text:list-item>
        <text:list-item>
          <text:p text:style-name="P30"><text:span text:style-name="Strong_20_Emphasis">Ни в коем случае не выполнять </text:span><text:span text:style-name="Strong_20_Emphasis"><text:span text:style-name="Source_20_Text">make clean</text:span></text:span><text:span text:style-name="Strong_20_Emphasis">.</text:span> Это полностью удалит все кастомные файлы и модификации.</text:p>
        </text:list-item>
      </text:list>
      <text:p text:style-name="Text_20_body"><text:span text:style-name="Strong_20_Emphasis">Пример вывода</text:span></text:p>
      <text:p text:style-name="Text_20_body"><text:span text:style-name="T4">###</text:span>text</text:p>
      <text:p text:style-name="Preformatted_20_Text">Uboost Config Switcher v1.2</text:p>
      <text:p text:style-name="Preformatted_20_Text">========================================</text:p>
      <text:p text:style-name="Preformatted_20_Text">Current active target: 1800</text:p>
      <text:p text:style-name="Preformatted_20_Text">CPU cores available: 8</text:p>
      <text:p text:style-name="Preformatted_20_Text"/>
      <text:p text:style-name="Preformatted_20_Text">Available configurations:</text:p>
      <text:p text:style-name="Preformatted_20_Text"><text:soft-page-break/><text:s text:c="2"/>Uboost-1800: ACTIVE</text:p>
      <text:p text:style-name="P2"><text:s text:c="2"/>Uboost-3000: INACTIVE</text:p>
      <text:p text:style-name="Text_20_body"><text:span text:style-name="Strong_20_Emphasis">Устранение неполадок</text:span><text:line-break/>Если скрипт сообщает о <text:span text:style-name="Source_20_Text">missing</text:span> конфигурациях, убедитесь что файлы <text:span text:style-name="Source_20_Text">config-uboost-1800</text:span> и <text:span text:style-name="Source_20_Text">config-uboost-3000</text:span> присутствуют в корневой директории OpenWrt.</text:p>
      <text:p text:style-name="Text_20_body">Для детальной отладки процесса сборки используйте:</text:p>
      <text:p text:style-name="Text_20_body"><text:span text:style-name="T4">###</text:span>bash</text:p>
      <text:p text:style-name="P2">make -j1 V=s</text:p>
      <text:p text:style-name="Horizontal_20_Line"/>
      <text:h text:style-name="Heading_20_3" text:outline-level="3"><text:span text:style-name="Strong_20_Emphasis">Установка прошивки на роутер</text:span></text:h>
      <text:h text:style-name="Heading_20_4" text:outline-level="4"><text:span text:style-name="Strong_20_Emphasis">СПОСОБ 1: Через веб-интерфейс (LuCI)</text:span></text:h>
      <text:p text:style-name="Text_20_body"><text:span text:style-name="Strong_20_Emphasis">Подготовка:</text:span></text:p>
      <text:list text:style-name="L22">
        <text:list-item>
          <text:p text:style-name="P31"><text:span text:style-name="Strong_20_Emphasis">Скачай прошивку на компьютер:</text:span></text:p>
          <text:p text:style-name="P31"><text:span text:style-name="T4">###</text:span>bash</text:p>
        </text:list-item>
      </text:list>
      <text:p text:style-name="Preformatted_20_Text"># Перейти в папку с прошивкой</text:p>
      <text:p text:style-name="Preformatted_20_Text">cd ~/openwrt-uboost/bin/targets/ramips/mt7621/</text:p>
      <text:p text:style-name="P2">ls -la *.bin</text:p>
      <text:list text:style-name="L23">
        <text:list-item text:start-value="2">
          <text:p text:style-name="P32"><text:span text:style-name="Strong_20_Emphasis">Подключиться к роутеру через браузер:</text:span></text:p>
          <text:list>
            <text:list-item>
              <text:p text:style-name="P32">Перейти на <text:span text:style-name="Source_20_Text">http://192.168.1.1</text:span></text:p>
            </text:list-item>
            <text:list-item>
              <text:p text:style-name="P32">Ввести логин/пароль (по умолчанию: <text:span text:style-name="Source_20_Text">root</text:span>/<text:span text:style-name="Source_20_Text">admin</text:span>)</text:p>
            </text:list-item>
          </text:list>
        </text:list-item>
      </text:list>
      <text:p text:style-name="Text_20_body"><text:span text:style-name="Strong_20_Emphasis">Процесс прошивки:</text:span></text:p>
      <text:list text:style-name="L24">
        <text:list-item>
          <text:p text:style-name="P33"><text:span text:style-name="Strong_20_Emphasis">Перейти в раздел прошивки:</text:span></text:p>
          <text:list>
            <text:list-item>
              <text:p text:style-name="P33">В меню выбери: <text:span text:style-name="Source_20_Text">System</text:span> → <text:span text:style-name="Source_20_Text">Backup / Flash Firmware</text:span></text:p>
            </text:list-item>
            <text:list-item>
              <text:p text:style-name="P33">Или: <text:span text:style-name="Source_20_Text">Система</text:span> → <text:span text:style-name="Source_20_Text">Резервная копия / Прошивка</text:span></text:p>
            </text:list-item>
          </text:list>
        </text:list-item>
        <text:list-item>
          <text:p text:style-name="P33"><text:span text:style-name="Strong_20_Emphasis">Загрузить прошивку:</text:span></text:p>
          <text:list>
            <text:list-item>
              <text:p text:style-name="P33">В разделе <text:span text:style-name="Source_20_Text">Flash new firmware image</text:span> нажать <text:span text:style-name="Source_20_Text">Выбрать файл</text:span></text:p>
            </text:list-item>
            <text:list-item>
              <text:p text:style-name="P33">Выбрать файл прошивки: <text:span text:style-name="Source_20_Text">openwrt-ramips-mt7621-haier_har-20s2u1-squashfs-sysupgrade.bin</text:span></text:p>
            </text:list-item>
            <text:list-item>
              <text:p text:style-name="P33"><text:span text:style-name="Emphasis">(Должен лежать в папке готовых прошивок (</text:span><text:span text:style-name="Emphasis"><text:span text:style-name="Source_20_Text">bin/target/ramips</text:span></text:span><text:span text:style-name="Emphasis">))</text:span></text:p>
            </text:list-item>
          </text:list>
        </text:list-item>
        <text:list-item>
          <text:p text:style-name="P33"><text:span text:style-name="Strong_20_Emphasis">ВАЖНО:</text:span> Снять галочку <text:span text:style-name="Source_20_Text">Keep settings</text:span> (НЕ сохранять настройки, иначе могут начать дублироваться фаерволлы)</text:p>
        </text:list-item>
        <text:list-item>
          <text:p text:style-name="P33"><text:span text:style-name="Strong_20_Emphasis">Нажать </text:span><text:span text:style-name="Strong_20_Emphasis"><text:span text:style-name="Source_20_Text">Flash image...</text:span></text:span></text:p>
        </text:list-item>
        <text:list-item>
          <text:p text:style-name="P33"><text:span text:style-name="Strong_20_Emphasis">Подтвердить прошивку:</text:span></text:p>
          <text:list>
            <text:list-item>
              <text:p text:style-name="P33"><text:soft-page-break/>Появится предупреждение - нажми <text:span text:style-name="Source_20_Text">Proceed</text:span></text:p>
            </text:list-item>
            <text:list-item>
              <text:p text:style-name="P33">Ждать 3-5 минут пока роутер перезагрузится</text:p>
            </text:list-item>
          </text:list>
        </text:list-item>
      </text:list>
      <text:p text:style-name="Text_20_body"><text:span text:style-name="Strong_20_Emphasis">Проверить результат:</text:span></text:p>
      <text:list text:style-name="L25">
        <text:list-item>
          <text:p text:style-name="P34">Роутер автоматически перезагрузится</text:p>
        </text:list-item>
        <text:list-item>
          <text:p text:style-name="P34">Подключиться снова к <text:span text:style-name="Source_20_Text">http://192.168.1.1</text:span></text:p>
        </text:list-item>
        <text:list-item>
          <text:p text:style-name="P34">Должен появиться чистый интерфейс OpenWRT</text:p>
        </text:list-item>
      </text:list>
      <text:h text:style-name="Heading_20_4" text:outline-level="4"><text:span text:style-name="Strong_20_Emphasis">СПОСОБ 2: Через SSH (командная строка)</text:span></text:h>
      <text:p text:style-name="Text_20_body"><text:span text:style-name="Strong_20_Emphasis">Подготовка:</text:span></text:p>
      <text:list text:style-name="L26">
        <text:list-item>
          <text:p text:style-name="P35"><text:span text:style-name="Strong_20_Emphasis">Подключиться к роутеру по SSH:</text:span></text:p>
          <text:p text:style-name="P35"><text:span text:style-name="T4">###</text:span>bash</text:p>
        </text:list-item>
      </text:list>
      <text:p text:style-name="Preformatted_20_Text">ssh root@192.168.1.1</text:p>
      <text:p text:style-name="P2"># Пароль: (admin)</text:p>
      <text:p text:style-name="Text_20_body"><text:span text:style-name="Strong_20_Emphasis">Скопируй прошивку на роутер:</text:span></text:p>
      <text:list text:style-name="L27">
        <text:list-item>
          <text:p text:style-name="P36"><text:span text:style-name="Strong_20_Emphasis">Вариант A: Через SCP (рекомендуется):</text:span></text:p>
          <text:p text:style-name="P36"><text:span text:style-name="T4">###</text:span>bash</text:p>
        </text:list-item>
      </text:list>
      <text:p text:style-name="Preformatted_20_Text"># На рабочей машине в ДРУГОМ окне терминала заходим в нужную директорию:</text:p>
      <text:p text:style-name="Preformatted_20_Text">scp -O openwrt-ramips-mt7621-haier_har-20s2u1-squashfs-sysupgrade.bin root@192.168.1.1:/tmp/</text:p>
      <text:p text:style-name="P2"># Запросит пароль - просто ввести (admin)</text:p>
      <text:p text:style-name="Text_20_body"><text:span text:style-name="Strong_20_Emphasis">Процесс прошивки:</text:span></text:p>
      <text:list text:style-name="L28">
        <text:list-item>
          <text:p text:style-name="P37"><text:span text:style-name="Strong_20_Emphasis">Проверить прошивку:</text:span></text:p>
          <text:p text:style-name="P37"><text:span text:style-name="T4">###</text:span>bash</text:p>
        </text:list-item>
      </text:list>
      <text:p text:style-name="Preformatted_20_Text"># На роутере:</text:p>
      <text:p text:style-name="Preformatted_20_Text">cd /tmp</text:p>
      <text:p text:style-name="P2">ls -la *.bin</text:p>
      <text:p text:style-name="Text_20_body"><text:span text:style-name="Strong_20_Emphasis">Выполнить прошивку:</text:span></text:p>
      <text:p text:style-name="Text_20_body"><text:span text:style-name="T4">###</text:span>bash</text:p>
      <text:p text:style-name="Preformatted_20_Text"># Прошить БЕЗ сохранения настроек:</text:p>
      <text:p text:style-name="Preformatted_20_Text">sysupgrade -n -v openwrt-ramips-mt7621-haier_har-20s2u1-squashfs-sysupgrade.bin</text:p>
      <text:p text:style-name="Preformatted_20_Text"/>
      <text:p text:style-name="Preformatted_20_Text"># ИЛИ если нужна принудительная прошивка:</text:p>
      <text:p text:style-name="P2">sysupgrade -F -n openwrt-ramips-mt7621-haier_har-20s2u1-squashfs-sysupgrade.bin</text:p>
      <text:list text:style-name="L29">
        <text:list-item text:start-value="3">
          <text:p text:style-name="P38"><text:span text:style-name="Strong_20_Emphasis">Ждем перезагрузки:</text:span></text:p>
          <text:list>
            <text:list-item>
              <text:p text:style-name="P38">Роутер автоматически перезагрузится через 1-2 минуты</text:p>
            </text:list-item>
            <text:list-item>
              <text:p text:style-name="P38"><text:span text:style-name="Strong_20_Emphasis">Очень важно не выключать питание, чтобы не получить кирпич!</text:span></text:p>
            </text:list-item>
            <text:list-item>
              <text:p text:style-name="P38">SSH соединение разорвется - это нормально</text:p>
            </text:list-item>
          </text:list>
        </text:list-item>
      </text:list>
      <text:p text:style-name="Text_20_body"><text:soft-page-break/><text:span text:style-name="Strong_20_Emphasis">Проверить результат:</text:span></text:p>
      <text:p text:style-name="Text_20_body"><text:span text:style-name="T4">###</text:span>bash</text:p>
      <text:p text:style-name="Preformatted_20_Text"># Через 3-5 минут после прошивки:</text:p>
      <text:p text:style-name="Preformatted_20_Text">ping 192.168.1.1</text:p>
      <text:p text:style-name="P2">ssh root@192.168.1.1</text:p>
      <text:p text:style-name="Text_20_body">Если зашло, все нормально.</text:p>
      <text:p text:style-name="Horizontal_20_Line"/>
      <text:h text:style-name="Heading_20_3" text:outline-level="3"><text:span text:style-name="Strong_20_Emphasis">Инструкция по установке прошивки OpenWRT через UART-интерфейс</text:span></text:h>
      <text:p text:style-name="Text_20_body"><text:span text:style-name="Strong_20_Emphasis">Версия 1.0</text:span></text:p>
      <text:h text:style-name="Heading_20_4" text:outline-level="4"><text:span text:style-name="Strong_20_Emphasis">1. Введение</text:span></text:h>
      <text:p text:style-name="Text_20_body">Данный документ описывает процедуру установки (прошивки) программного обеспечения OpenWRT на роутер с использованием UART-конвертера (USB-to-TTL). Этот метод используется, когда стандартные способы обновления через веб-интерфейс недоступны или необходимо восстановить работоспособность устройства.</text:p>
      <text:p text:style-name="P15"><text:span text:style-name="Strong_20_Emphasis">Внимание!</text:span> Неправильное выполнение steps может привести к необратимому выходу роутера из строя (получению "кирпича"). Выполняйте все действия строго по инструкции. Компания-исполнитель не несет ответственности за оборудование, испорченное в результате нарушения данного руководства.</text:p>
      <text:h text:style-name="Heading_20_4" text:outline-level="4"><text:span text:style-name="Strong_20_Emphasis">2. Необходимое оборудование и ПО</text:span></text:h>
      <text:list text:style-name="L30">
        <text:list-item>
          <text:p text:style-name="P39"><text:span text:style-name="Strong_20_Emphasis">Роутер</text:span> с установленными UART-контактами (пинами) на плате.</text:p>
        </text:list-item>
        <text:list-item>
          <text:p text:style-name="P39"><text:span text:style-name="Strong_20_Emphasis">UART-конвертер (USB-to-TTL)</text:span> на базе чипа CH340, CP2102 или FT232RL.</text:p>
        </text:list-item>
        <text:list-item>
          <text:p text:style-name="P39"><text:span text:style-name="Strong_20_Emphasis">Компьютер</text:span> с ОС Windows/Linux/macOS.</text:p>
        </text:list-item>
        <text:list-item>
          <text:p text:style-name="P39"><text:span text:style-name="Strong_20_Emphasis">Терминальная программа</text:span>:</text:p>
          <text:list>
            <text:list-item>
              <text:p text:style-name="P39">Для <text:span text:style-name="Strong_20_Emphasis">Windows</text:span>: PuTTY, Tera Term.</text:p>
            </text:list-item>
            <text:list-item>
              <text:p text:style-name="P39">Для <text:span text:style-name="Strong_20_Emphasis">Linux/macOS</text:span>: screen, minicom, picocom.</text:p>
            </text:list-item>
          </text:list>
        </text:list-item>
        <text:list-item>
          <text:p text:style-name="P39"><text:span text:style-name="Strong_20_Emphasis">Файл прошивки</text:span> с расширением <text:span text:style-name="Source_20_Text">*.bin</text:span> или <text:span text:style-name="Source_20_Text">*.img</text:span>.</text:p>
        </text:list-item>
        <text:list-item>
          <text:p text:style-name="P39"><text:span text:style-name="Strong_20_Emphasis">Паяльник</text:span> или <text:span text:style-name="Strong_20_Emphasis">провода "папа-папа"</text:span> для подключения к UART-контактам.</text:p>
        </text:list-item>
        <text:list-item>
          <text:p text:style-name="P39"><text:span text:style-name="Strong_20_Emphasis">Мультиметр</text:span> (рекомендуется для проверки напряжения).</text:p>
        </text:list-item>
      </text:list>
      <text:h text:style-name="Heading_20_4" text:outline-level="4"><text:span text:style-name="Strong_20_Emphasis">3. Определение UART-контактов на роутере</text:span></text:h>
      <text:list text:style-name="L31">
        <text:list-item>
          <text:p text:style-name="P40">Разберите корпус роутера.</text:p>
        </text:list-item>
        <text:list-item>
          <text:p text:style-name="P40">Найдите на плате группу из 4-х неподпаянных контактов (обычно помечены как <text:span text:style-name="Source_20_Text">TX</text:span>, <text:span text:style-name="Source_20_Text">RX</text:span>, <text:span text:style-name="Source_20_Text">GND</text:span>, <text:span text:style-name="Source_20_Text">VCC</text:span>).</text:p>
        </text:list-item>
        <text:list-item>
          <text:p text:style-name="P40">Если контакты не подписаны, вам потребуется схема роутера (даташит) или мультиметр для их определения:</text:p>
          <text:list>
            <text:list-item>
              <text:p text:style-name="P40"><text:soft-page-break/><text:span text:style-name="Strong_20_Emphasis">GND (Земля)</text:span>: Общий контакт, проверяется прозвонкой на металлические части корпуса (например, USB-порт).</text:p>
            </text:list-item>
            <text:list-item>
              <text:p text:style-name="P40"><text:span text:style-name="Strong_20_Emphasis">VCC (Питание)</text:span>: Напряжение +3.3V. <text:span text:style-name="Strong_20_Emphasis">Внимание!</text:span> Подключать конвертер к VCC <text:span text:style-name="Strong_20_Emphasis">НЕ НУЖНО</text:span>, это может его сжечь.</text:p>
            </text:list-item>
            <text:list-item>
              <text:p text:style-name="P40"><text:span text:style-name="Strong_20_Emphasis">TX (Передача роутера)</text:span></text:p>
            </text:list-item>
            <text:list-item>
              <text:p text:style-name="P40"><text:span text:style-name="Strong_20_Emphasis">RX (Прием роутера)</text:span></text:p>
            </text:list-item>
          </text:list>
        </text:list-item>
      </text:list>
      <text:h text:style-name="Heading_20_4" text:outline-level="4"><text:span text:style-name="Strong_20_Emphasis">4. Подключение UART-конвертера к роутеру</text:span></text:h>
      <text:p text:style-name="Text_20_body">Соедините контакты <text:span text:style-name="Strong_20_Emphasis">перекрестным</text:span> способом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UART-конвертер</text:p>
            </table:table-cell>
            <table:table-cell table:style-name="Таблица1.A1" office:value-type="string">
              <text:p text:style-name="Table_20_Heading">Роутер</text:p>
            </table:table-cell>
            <table:table-cell table:style-name="Таблица1.A1" office:value-type="string">
              <text:p text:style-name="Table_20_Heading">Примечание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trong_20_Emphasis">RX</text:span></text:p>
          </table:table-cell>
          <table:table-cell table:style-name="Таблица1.A1" office:value-type="string">
            <text:p text:style-name="Table_20_Contents"><text:span text:style-name="Strong_20_Emphasis">TX</text:span></text:p>
          </table:table-cell>
          <table:table-cell table:style-name="Таблица1.A1" office:value-type="string">
            <text:p text:style-name="Table_20_Contents">Данные с роутера на конвертер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TX</text:span></text:p>
          </table:table-cell>
          <table:table-cell table:style-name="Таблица1.A1" office:value-type="string">
            <text:p text:style-name="Table_20_Contents"><text:span text:style-name="Strong_20_Emphasis">RX</text:span></text:p>
          </table:table-cell>
          <table:table-cell table:style-name="Таблица1.A1" office:value-type="string">
            <text:p text:style-name="Table_20_Contents">Данные с конвертера на роутер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GND</text:span></text:p>
          </table:table-cell>
          <table:table-cell table:style-name="Таблица1.A1" office:value-type="string">
            <text:p text:style-name="Table_20_Contents"><text:span text:style-name="Strong_20_Emphasis">GND</text:span></text:p>
          </table:table-cell>
          <table:table-cell table:style-name="Таблица1.A1" office:value-type="string">
            <text:p text:style-name="Table_20_Contents">Общая земля (обязательно!)</text:p>
          </table:table-cell>
        </table:table-row>
        <table:table-row>
          <table:table-cell table:style-name="Таблица1.A1" office:value-type="string">
            <text:p text:style-name="Table_20_Contents"><text:span text:style-name="Strong_20_Emphasis">VCC</text:span></text:p>
          </table:table-cell>
          <table:table-cell table:style-name="Таблица1.A1" office:value-type="string">
            <text:p text:style-name="Table_20_Contents"><text:span text:style-name="Strong_20_Emphasis">НЕ ПОДКЛЮЧАТЬ!</text:span></text:p>
          </table:table-cell>
          <table:table-cell table:style-name="Таблица1.A1" office:value-type="string">
            <text:p text:style-name="Table_20_Contents">Питание от роутера не требуется.</text:p>
          </table:table-cell>
        </table:table-row>
      </table:table>
      <text:p text:style-name="P15"><text:span text:style-name="Strong_20_Emphasis">ВАЖНО:</text:span> Перед подключением убедитесь, что конвертер работает на напряжении <text:span text:style-name="Strong_20_Emphasis">3.3V</text:span>, а не 5V. Настройка обычно переключается джампером на плате конвертера.</text:p>
      <text:h text:style-name="Heading_20_4" text:outline-level="4"><text:span text:style-name="Strong_20_Emphasis">5. Настройка ПО на компьютере</text:span></text:h>
      <text:p text:style-name="Text_20_body"><text:span text:style-name="Strong_20_Emphasis">A. Установка драйверов UART-конвертера</text:span></text:p>
      <text:list text:style-name="L32">
        <text:list-item>
          <text:p text:style-name="P41">Установите драйверы для вашего конвертера (CH340, CP2102 и т.д.) с прилагаемого диска или с сайта производителя.</text:p>
        </text:list-item>
      </text:list>
      <text:p text:style-name="Text_20_body"><text:span text:style-name="Strong_20_Emphasis">B. Определение COM-порта (Windows)</text:span></text:p>
      <text:list text:style-name="L33">
        <text:list-item>
          <text:p text:style-name="P42">Подключите конвертер к USB-порту ПК.</text:p>
        </text:list-item>
        <text:list-item>
          <text:p text:style-name="P42">Откройте <text:span text:style-name="Source_20_Text">Диспетчер устройств</text:span> (<text:span text:style-name="Source_20_Text">Win + Pause/Break</text:span> -&gt; "Диспетчер устройств").</text:p>
        </text:list-item>
        <text:list-item>
          <text:p text:style-name="P42">В разделе "Порты (COM и LPT)" найдите ваш конвертер и запомните номер COM-порта (например, <text:span text:style-name="Source_20_Text">COM3</text:span>).</text:p>
        </text:list-item>
      </text:list>
      <text:p text:style-name="Text_20_body"><text:span text:style-name="Strong_20_Emphasis">C. Настройка терминальной программы (на примере PuTTY)</text:span></text:p>
      <text:list text:style-name="L34">
        <text:list-item>
          <text:p text:style-name="P43">Запустите PuTTY.</text:p>
        </text:list-item>
        <text:list-item>
          <text:p text:style-name="P43">В категории <text:span text:style-name="Source_20_Text">Session</text:span>:</text:p>
          <text:list>
            <text:list-item>
              <text:p text:style-name="P43"><text:span text:style-name="Source_20_Text">Connection type:</text:span> выберите <text:span text:style-name="Strong_20_Emphasis">Serial</text:span>.</text:p>
            </text:list-item>
            <text:list-item>
              <text:p text:style-name="P43"><text:span text:style-name="Source_20_Text">Serial line:</text:span> введите ваш <text:span text:style-name="Strong_20_Emphasis">COM-порт</text:span> (например, <text:span text:style-name="Source_20_Text">COM3</text:span>).</text:p>
            </text:list-item>
            <text:list-item>
              <text:p text:style-name="P43"><text:span text:style-name="Source_20_Text">Speed:</text:span> установите <text:span text:style-name="Strong_20_Emphasis">115200</text:span> (стандартная скорость, если не указано иное).</text:p>
            </text:list-item>
          </text:list>
        </text:list-item>
        <text:list-item>
          <text:p text:style-name="P43">В категории <text:span text:style-name="Source_20_Text">Connection</text:span> -&gt; <text:span text:style-name="Source_20_Text">Serial</text:span>:</text:p>
          <text:list>
            <text:list-item>
              <text:p text:style-name="P43"><text:span text:style-name="Source_20_Text">Data bits:</text:span> <text:span text:style-name="Source_20_Text">8</text:span></text:p>
            </text:list-item>
            <text:list-item>
              <text:p text:style-name="P43"><text:span text:style-name="Source_20_Text">Stop bits:</text:span> <text:span text:style-name="Source_20_Text">1</text:span></text:p>
            </text:list-item>
            <text:list-item>
              <text:p text:style-name="P43"><text:soft-page-break/><text:span text:style-name="Source_20_Text">Parity:</text:span> <text:span text:style-name="Source_20_Text">None</text:span></text:p>
            </text:list-item>
            <text:list-item>
              <text:p text:style-name="P43"><text:span text:style-name="Source_20_Text">Flow control:</text:span> <text:span text:style-name="Source_20_Text">None</text:span></text:p>
            </text:list-item>
          </text:list>
        </text:list-item>
        <text:list-item>
          <text:p text:style-name="P43">Вернитесь в <text:span text:style-name="Source_20_Text">Session</text:span>, введите название сессии (например, "Router UART") и нажмите <text:span text:style-name="Source_20_Text">Save</text:span> для сохранения настроек.</text:p>
        </text:list-item>
        <text:list-item>
          <text:p text:style-name="P43">Нажмите <text:span text:style-name="Source_20_Text">Open</text:span> для подключения.</text:p>
        </text:list-item>
      </text:list>
      <text:h text:style-name="Heading_20_4" text:outline-level="4"><text:span text:style-name="Strong_20_Emphasis">6. Процесс прошивки</text:span></text:h>
      <text:list text:style-name="L35">
        <text:list-item>
          <text:p text:style-name="P44"><text:span text:style-name="Strong_20_Emphasis">Подготовка:</text:span></text:p>
          <text:list>
            <text:list-item>
              <text:p text:style-name="P44">Убедитесь, что все соединения надежны.</text:p>
            </text:list-item>
            <text:list-item>
              <text:p text:style-name="P44">Откройте сессию в PuTTY. Окно должно быть черным и пустым.</text:p>
            </text:list-item>
          </text:list>
        </text:list-item>
        <text:list-item>
          <text:p text:style-name="P44"><text:span text:style-name="Strong_20_Emphasis">Вход в режим загрузчика:</text:span></text:p>
          <text:list>
            <text:list-item>
              <text:p text:style-name="P44"><text:span text:style-name="Strong_20_Emphasis">Вариант А (через interrupt boot):</text:span> Подключите питание роутера и сразу же начинайте быстро нажимать на клавиатуре компьютера любую клавишу (например, <text:span text:style-name="Source_20_Text">f</text:span>, <text:span text:style-name="Source_20_Text">t</text:span>, <text:span text:style-name="Source_20_Text">Enter</text:span>). Должно появиться приглашение загрузчика (например, <text:span text:style-name="Source_20_Text">ar7240&gt;</text:span> или <text:span text:style-name="Source_20_Text">CFE&gt;</text:span>).</text:p>
            </text:list-item>
            <text:list-item>
              <text:p text:style-name="P44"><text:span text:style-name="Strong_20_Emphasis">Вариант Б (через Reset):</text:span> На некоторых роутерах нужно включить питание, удерживая кнопку Reset, и отпустить ее через 10-15 секунд.</text:p>
            </text:list-item>
          </text:list>
        </text:list-item>
        <text:list-item>
          <text:p text:style-name="P44"><text:span text:style-name="Strong_20_Emphasis">Передача прошивки:</text:span></text:p>
          <text:list>
            <text:list-item>
              <text:p text:style-name="P44">В командной строке загрузчика введите команду для начала приема файла. Команды различаются в зависимости от загрузчика:</text:p>
              <text:list>
                <text:list-item>
                  <text:p text:style-name="P44"><text:span text:style-name="Strong_20_Emphasis">Для U-Boot:</text:span> <text:span text:style-name="Source_20_Text">tftpboot 0x80000000 firmware.bin</text:span> (если используете TFTP-сервер) <text:span text:style-name="Strong_20_Emphasis">ИЛИ</text:span></text:p>
                </text:list-item>
                <text:list-item>
                  <text:p text:style-name="P44"><text:span text:style-name="Strong_20_Emphasis">Более универсальный способ (через XMODEM):</text:span></text:p>
                  <text:list>
                    <text:list-item>
                      <text:p text:style-name="P44">Введите команду: <text:span text:style-name="Source_20_Text">loadx</text:span> или <text:span text:style-name="Source_20_Text">loadx 0x80000000</text:span>.</text:p>
                    </text:list-item>
                    <text:list-item>
                      <text:p text:style-name="P44">В меню PuTTY вверху окна нажмите <text:span text:style-name="Source_20_Text">Control</text:span> -&gt; <text:span text:style-name="Source_20_Text">Transfer</text:span> -&gt; <text:span text:style-name="Source_20_Text">Xmodem</text:span> -&gt; <text:span text:style-name="Source_20_Text">Send</text:span>.</text:p>
                    </text:list-item>
                    <text:list-item>
                      <text:p text:style-name="P44">В открывшемся диалоговом окне выберите файл вашей прошивки (<text:span text:style-name="Source_20_Text">*.bin</text:span>).</text:p>
                    </text:list-item>
                    <text:list-item>
                      <text:p text:style-name="P44">Начнется процесс передачи. Дождитесь его завершения (это может занять несколько минут). В окне будет отображаться прогресс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span text:style-name="Strong_20_Emphasis">Запись прошивки во флеш-память:</text:span></text:p>
          <text:list>
            <text:list-item>
              <text:p text:style-name="P44">После успешной загрузки файла в оперативную память введите команду для ее записи. Обычно это:</text:p>
              <text:list>
                <text:list-item>
                  <text:p text:style-name="P44"><text:span text:style-name="Source_20_Text">erase 0x9f020000 +0x7c0000</text:span> (стереть раздел, адреса уточните для вашей модели)</text:p>
                </text:list-item>
                <text:list-item>
                  <text:p text:style-name="P44"><text:soft-page-break/><text:span text:style-name="Source_20_Text">cp.b 0x80000000 0x9f020000 0x7c0000</text:span> (скопировать из ОЗУ во флеш)</text:p>
                </text:list-item>
              </text:list>
            </text:list-item>
          </text:list>
        </text:list-item>
        <text:list-item>
          <text:p text:style-name="P44"><text:span text:style-name="Strong_20_Emphasis">Запуск новой прошивки:</text:span></text:p>
          <text:list>
            <text:list-item>
              <text:p text:style-name="P44">Введите команду: <text:span text:style-name="Source_20_Text">boot</text:span> или <text:span text:style-name="Source_20_Text">reset</text:span>.</text:p>
            </text:list-item>
            <text:list-item>
              <text:p text:style-name="P44">Роутер должен перезагрузиться с новой прошивкой.</text:p>
            </text:list-item>
          </text:list>
        </text:list-item>
      </text:list>
      <text:h text:style-name="Heading_20_4" text:outline-level="4"><text:span text:style-name="Strong_20_Emphasis">7. Завершение работ</text:span></text:h>
      <text:list text:style-name="L36">
        <text:list-item>
          <text:p text:style-name="P45">Закройте окно терминала.</text:p>
        </text:list-item>
        <text:list-item>
          <text:p text:style-name="P45">Отключите питание роутера.</text:p>
        </text:list-item>
        <text:list-item>
          <text:p text:style-name="P45">Аккуратно отсоедините UART-конвертер.</text:p>
        </text:list-item>
        <text:list-item>
          <text:p text:style-name="P45">Соберите корпус роутера.</text:p>
        </text:list-item>
      </text:list>
      <text:p text:style-name="Standard"><text:span text:style-name="T2"><text:line-break/><text:line-break/></text:span><text:span text:style-name="Strong_20_Emphasis">OpenWRT Firmware Build and Installation Guide</text:span></text:p>
      <text:h text:style-name="Heading_20_4" text:outline-level="4"><text:span text:style-name="Strong_20_Emphasis">Building the Firmware</text:span></text:h>
      <text:p text:style-name="Text_20_body"><text:span text:style-name="Strong_20_Emphasis">Preparing the Repository for Firmware Build</text:span></text:p>
      <text:list text:style-name="L37">
        <text:list-item>
          <text:p text:style-name="P46"><text:span text:style-name="Strong_20_Emphasis">Navigate to the firmware folder</text:span></text:p>
          <text:p text:style-name="P46">bash</text:p>
        </text:list-item>
      </text:list>
      <text:p text:style-name="P2">cd openwrt-uboost</text:p>
      <text:p text:style-name="Text_20_body"><text:span text:style-name="Strong_20_Emphasis">Download source codes (this will take 10-30 minutes)</text:span></text:p>
      <text:p text:style-name="Text_20_body">bash</text:p>
      <text:p text:style-name="P2">make download</text:p>
      <text:p text:style-name="Text_20_body"><text:span text:style-name="Strong_20_Emphasis">Update package information</text:span></text:p>
      <text:p text:style-name="Text_20_body">bash</text:p>
      <text:p text:style-name="Preformatted_20_Text">./scripts/feeds update -a</text:p>
      <text:p text:style-name="P2">./scripts/feeds install -a</text:p>
      <text:h text:style-name="Heading_20_4" text:outline-level="4"><text:span text:style-name="Strong_20_Emphasis">Router Configuration Preparation</text:span></text:h>
      <text:p text:style-name="Text_20_body"><text:span text:style-name="Strong_20_Emphasis">Uboost Configuration Switcher</text:span></text:p>
      <text:p text:style-name="Text_20_body"><text:span text:style-name="Strong_20_Emphasis">Overview</text:span><text:line-break/>Uboost Configuration Switcher is a command-line utility for quickly switching between build configurations for various Uboost devices. The script allows easy switching between configurations for Uboost-1800 and Uboost-3000 without manual file editing.</text:p>
      <text:p text:style-name="Text_20_body"><text:span text:style-name="Strong_20_Emphasis">Requirements</text:span></text:p>
      <text:list text:style-name="L38">
        <text:list-item>
          <text:p text:style-name="P47">Operating System: Linux</text:p>
        </text:list-item>
        <text:list-item>
          <text:p text:style-name="P47">Installed OpenWrt build system</text:p>
        </text:list-item>
        <text:list-item>
          <text:p text:style-name="P47"><text:soft-page-break/>Configuration files: <text:span text:style-name="Source_20_Text">config-uboost-1800</text:span> and <text:span text:style-name="Source_20_Text">config-uboost-3000</text:span> in the OpenWrt root directory</text:p>
        </text:list-item>
      </text:list>
      <text:p text:style-name="Text_20_body"><text:span text:style-name="Strong_20_Emphasis">Installation</text:span></text:p>
      <text:list text:style-name="L39">
        <text:list-item>
          <text:p text:style-name="P48">Save the script as <text:span text:style-name="Source_20_Text">uboost_conf.sh</text:span> in the OpenWrt root directory</text:p>
        </text:list-item>
        <text:list-item>
          <text:p text:style-name="P48">Make the script executable:</text:p>
          <text:p text:style-name="P48">bash</text:p>
        </text:list-item>
      </text:list>
      <text:p text:style-name="P2">chmod +x uboost_conf.sh</text:p>
      <text:p text:style-name="Text_20_body"><text:span text:style-name="Strong_20_Emphasis">Usage</text:span></text:p>
      <text:p text:style-name="Text_20_body"><text:span text:style-name="Strong_20_Emphasis">Basic Commands</text:span></text:p>
      <text:list text:style-name="L40">
        <text:list-item>
          <text:p text:style-name="P49"><text:span text:style-name="Strong_20_Emphasis">Switch to Uboost-1800:</text:span></text:p>
          <text:p text:style-name="P49">bash</text:p>
        </text:list-item>
      </text:list>
      <text:p text:style-name="P2">./uboost_conf.sh --1800</text:p>
      <text:p text:style-name="Text_20_body">or short version:</text:p>
      <text:p text:style-name="Text_20_body">bash</text:p>
      <text:p text:style-name="P2">./uboost_conf.sh -1</text:p>
      <text:p text:style-name="Text_20_body"><text:span text:style-name="Strong_20_Emphasis">Switch to Uboost-3000:</text:span></text:p>
      <text:p text:style-name="Text_20_body">bash</text:p>
      <text:p text:style-name="P2">./uboost_conf.sh --3000</text:p>
      <text:p text:style-name="Text_20_body">or short version:</text:p>
      <text:p text:style-name="Text_20_body">bash</text:p>
      <text:p text:style-name="P2">./uboost_conf.sh -3</text:p>
      <text:p text:style-name="Text_20_body"><text:span text:style-name="Strong_20_Emphasis">Check configuration status:</text:span></text:p>
      <text:p text:style-name="Text_20_body">bash</text:p>
      <text:p text:style-name="P2">./uboost_conf.sh --version</text:p>
      <text:p text:style-name="Text_20_body">or short version:</text:p>
      <text:p text:style-name="Text_20_body">bash</text:p>
      <text:p text:style-name="P2">./uboost_conf.sh -v</text:p>
      <text:p text:style-name="Text_20_body"><text:span text:style-name="Strong_20_Emphasis">Get help:</text:span></text:p>
      <text:p text:style-name="Text_20_body">bash</text:p>
      <text:p text:style-name="P2">./uboost_conf.sh --help</text:p>
      <text:p text:style-name="Text_20_body">or short version:</text:p>
      <text:p text:style-name="Text_20_body"><text:soft-page-break/>bash</text:p>
      <text:p text:style-name="P2">./uboost_conf.sh -h</text:p>
      <text:p text:style-name="Text_20_body"><text:span text:style-name="Strong_20_Emphasis">Complete Workflow</text:span></text:p>
      <text:list text:style-name="L41">
        <text:list-item>
          <text:p text:style-name="P50"><text:span text:style-name="Strong_20_Emphasis">Check current status:</text:span></text:p>
          <text:p text:style-name="P50">bash</text:p>
        </text:list-item>
      </text:list>
      <text:p text:style-name="P2">./uboost_conf.sh --version</text:p>
      <text:p text:style-name="Text_20_body"><text:span text:style-name="Strong_20_Emphasis">Switch to the required device:</text:span></text:p>
      <text:p text:style-name="Text_20_body">bash</text:p>
      <text:p text:style-name="Preformatted_20_Text"># For Uboost-1800</text:p>
      <text:p text:style-name="Preformatted_20_Text">./uboost_conf.sh --1800</text:p>
      <text:p text:style-name="Preformatted_20_Text"/>
      <text:p text:style-name="Preformatted_20_Text"># For Uboost-3000</text:p>
      <text:p text:style-name="P2">./uboost_conf.sh --3000</text:p>
      <text:p text:style-name="Text_20_body"><text:span text:style-name="Strong_20_Emphasis">Update dependencies (recommended):</text:span></text:p>
      <text:p text:style-name="Text_20_body">bash</text:p>
      <text:p text:style-name="P2">make defconfig</text:p>
      <text:p text:style-name="Text_20_body"><text:span text:style-name="Strong_20_Emphasis">Clean targets (Strictly mandatory!):</text:span></text:p>
      <text:p text:style-name="Text_20_body">bash</text:p>
      <text:p text:style-name="P2">make target/linux/clean</text:p>
      <text:p text:style-name="Text_20_body"><text:span text:style-name="Strong_20_Emphasis">Build the firmware:</text:span></text:p>
      <text:p text:style-name="Text_20_body">bash</text:p>
      <text:p text:style-name="P2">make -j$(nproc)</text:p>
      <text:p text:style-name="Text_20_body"><text:span text:style-name="Strong_20_Emphasis">Output Statuses</text:span><text:line-break/>The script provides clear status indication:</text:p>
      <text:list text:style-name="L42">
        <text:list-item>
          <text:p text:style-name="P51"><text:span text:style-name="Source_20_Text">ACTIVE</text:span> - this configuration is currently active</text:p>
        </text:list-item>
        <text:list-item>
          <text:p text:style-name="P51"><text:span text:style-name="Source_20_Text">INACTIVE</text:span> - configuration is available but not active</text:p>
        </text:list-item>
        <text:list-item>
          <text:p text:style-name="P51"><text:span text:style-name="Source_20_Text">MISSING</text:span> - configuration file is missing</text:p>
        </text:list-item>
      </text:list>
      <text:p text:style-name="Text_20_body"><text:span text:style-name="Strong_20_Emphasis">Configuration Files Description</text:span></text:p>
      <text:list text:style-name="L43">
        <text:list-item>
          <text:p text:style-name="P52"><text:span text:style-name="Source_20_Text">config-uboost-1800</text:span> - configuration for Uboost-1800 series devices (MT7621)</text:p>
        </text:list-item>
        <text:list-item>
          <text:p text:style-name="P52"><text:span text:style-name="Source_20_Text">config-uboost-3000</text:span> - configuration for Uboost-3000 series devices (MT7981)</text:p>
        </text:list-item>
      </text:list>
      <text:p text:style-name="Text_20_body"><text:span text:style-name="Strong_20_Emphasis">Notes</text:span></text:p>
      <text:list text:style-name="L44">
        <text:list-item>
          <text:p text:style-name="P53">After switching configuration, it's recommended to run <text:span text:style-name="Source_20_Text">make defconfig</text:span> to update dependencies</text:p>
        </text:list-item>
        <text:list-item>
          <text:p text:style-name="P53"><text:soft-page-break/>The script automatically detects the active configuration by analyzing the <text:span text:style-name="Source_20_Text">.config</text:span> file content</text:p>
        </text:list-item>
        <text:list-item>
          <text:p text:style-name="P53">If circular dependencies between packages occur, the build will continue with warnings</text:p>
        </text:list-item>
        <text:list-item>
          <text:p text:style-name="P53"><text:span text:style-name="Strong_20_Emphasis">Never run </text:span><text:span text:style-name="Strong_20_Emphasis"><text:span text:style-name="Source_20_Text">make clean</text:span></text:span><text:span text:style-name="Strong_20_Emphasis">.</text:span> This will completely remove all custom files and modifications.</text:p>
        </text:list-item>
      </text:list>
      <text:p text:style-name="Text_20_body"><text:span text:style-name="Strong_20_Emphasis">Example Output</text:span></text:p>
      <text:p text:style-name="Text_20_body">text</text:p>
      <text:p text:style-name="Preformatted_20_Text">Uboost Config Switcher v1.2</text:p>
      <text:p text:style-name="Preformatted_20_Text">========================================</text:p>
      <text:p text:style-name="Preformatted_20_Text">Current active target: 1800</text:p>
      <text:p text:style-name="Preformatted_20_Text">CPU cores available: 8</text:p>
      <text:p text:style-name="Preformatted_20_Text"/>
      <text:p text:style-name="Preformatted_20_Text">Available configurations:</text:p>
      <text:p text:style-name="Preformatted_20_Text"><text:s text:c="2"/>Uboost-1800: ACTIVE</text:p>
      <text:p text:style-name="P2"><text:s text:c="2"/>Uboost-3000: INACTIVE</text:p>
      <text:p text:style-name="Text_20_body"><text:span text:style-name="Strong_20_Emphasis">Troubleshooting</text:span><text:line-break/>If the script reports <text:span text:style-name="Source_20_Text">missing</text:span> configurations, ensure that <text:span text:style-name="Source_20_Text">config-uboost-1800</text:span> and <text:span text:style-name="Source_20_Text">config-uboost-3000</text:span> files are present in the OpenWrt root directory.</text:p>
      <text:p text:style-name="Text_20_body">For detailed build process debugging use:</text:p>
      <text:p text:style-name="Text_20_body">bash</text:p>
      <text:p text:style-name="P2">make -j1 V=s</text:p>
      <text:p text:style-name="Horizontal_20_Line"/>
      <text:h text:style-name="Heading_20_3" text:outline-level="3"><text:span text:style-name="Strong_20_Emphasis">Installing Firmware on the Router</text:span></text:h>
      <text:h text:style-name="Heading_20_4" text:outline-level="4"><text:span text:style-name="Strong_20_Emphasis">METHOD 1: Via Web Interface (LuCI)</text:span></text:h>
      <text:p text:style-name="Text_20_body"><text:span text:style-name="Strong_20_Emphasis">Preparation:</text:span></text:p>
      <text:list text:style-name="L45">
        <text:list-item>
          <text:p text:style-name="P54"><text:span text:style-name="Strong_20_Emphasis">Download the firmware to your computer:</text:span></text:p>
          <text:p text:style-name="P54">bash</text:p>
        </text:list-item>
      </text:list>
      <text:p text:style-name="Preformatted_20_Text"># Go to the firmware folder</text:p>
      <text:p text:style-name="Preformatted_20_Text">cd ~/openwrt-uboost/bin/targets/ramips/mt7621/</text:p>
      <text:p text:style-name="P2">ls -la *.bin</text:p>
      <text:list text:style-name="L46">
        <text:list-item text:start-value="2">
          <text:p text:style-name="P55"><text:span text:style-name="Strong_20_Emphasis">Connect to the router via browser:</text:span></text:p>
          <text:list>
            <text:list-item>
              <text:p text:style-name="P55">Go to <text:span text:style-name="Source_20_Text">http://192.168.1.1</text:span></text:p>
            </text:list-item>
            <text:list-item>
              <text:p text:style-name="P55">Enter login/password (default: <text:span text:style-name="Source_20_Text">root</text:span>/<text:span text:style-name="Source_20_Text">admin</text:span>)</text:p>
            </text:list-item>
          </text:list>
        </text:list-item>
      </text:list>
      <text:p text:style-name="Text_20_body"><text:span text:style-name="Strong_20_Emphasis">Flashing Process:</text:span></text:p>
      <text:list text:style-name="L47">
        <text:list-item>
          <text:p text:style-name="P56"><text:span text:style-name="Strong_20_Emphasis">Go to the firmware section:</text:span></text:p>
          <text:list>
            <text:list-item>
              <text:p text:style-name="P56">In the menu select: <text:span text:style-name="Source_20_Text">System</text:span> → <text:span text:style-name="Source_20_Text">Backup / Flash Firmware</text:span></text:p>
            </text:list-item>
          </text:list>
        </text:list-item>
        <text:list-item>
          <text:p text:style-name="P56"><text:span text:style-name="Strong_20_Emphasis">Upload the firmware:</text:span></text:p>
          <text:list>
            <text:list-item>
              <text:p text:style-name="P56"><text:soft-page-break/>In the <text:span text:style-name="Source_20_Text">Flash new firmware image</text:span> section click <text:span text:style-name="Source_20_Text">Choose File</text:span></text:p>
            </text:list-item>
            <text:list-item>
              <text:p text:style-name="P56">Select the firmware file: <text:span text:style-name="Source_20_Text">openwrt-ramips-mt7621-haier_har-20s2u1-squashfs-sysupgrade.bin</text:span></text:p>
            </text:list-item>
            <text:list-item>
              <text:p text:style-name="P56"><text:span text:style-name="Emphasis">(Should be located in the ready firmware folder (</text:span><text:span text:style-name="Emphasis"><text:span text:style-name="Source_20_Text">bin/target/ramips</text:span></text:span><text:span text:style-name="Emphasis">))</text:span></text:p>
            </text:list-item>
          </text:list>
        </text:list-item>
        <text:list-item>
          <text:p text:style-name="P56"><text:span text:style-name="Strong_20_Emphasis">IMPORTANT:</text:span> Uncheck the <text:span text:style-name="Source_20_Text">Keep settings</text:span> checkbox (DO NOT save settings, otherwise firewall rules may start duplicating)</text:p>
        </text:list-item>
        <text:list-item>
          <text:p text:style-name="P56"><text:span text:style-name="Strong_20_Emphasis">Click </text:span><text:span text:style-name="Strong_20_Emphasis"><text:span text:style-name="Source_20_Text">Flash image...</text:span></text:span></text:p>
        </text:list-item>
        <text:list-item>
          <text:p text:style-name="P56"><text:span text:style-name="Strong_20_Emphasis">Confirm flashing:</text:span></text:p>
          <text:list>
            <text:list-item>
              <text:p text:style-name="P56">A warning will appear - click <text:span text:style-name="Source_20_Text">Proceed</text:span></text:p>
            </text:list-item>
            <text:list-item>
              <text:p text:style-name="P56">Wait 3-5 minutes for the router to reboot</text:p>
            </text:list-item>
          </text:list>
        </text:list-item>
      </text:list>
      <text:p text:style-name="Text_20_body"><text:span text:style-name="Strong_20_Emphasis">Check the result:</text:span></text:p>
      <text:list text:style-name="L48">
        <text:list-item>
          <text:p text:style-name="P57">The router will automatically reboot</text:p>
        </text:list-item>
        <text:list-item>
          <text:p text:style-name="P57">Connect again to <text:span text:style-name="Source_20_Text">http://192.168.1.1</text:span></text:p>
        </text:list-item>
        <text:list-item>
          <text:p text:style-name="P57">A clean OpenWRT interface should appear</text:p>
        </text:list-item>
      </text:list>
      <text:h text:style-name="Heading_20_4" text:outline-level="4"><text:span text:style-name="Strong_20_Emphasis">METHOD 2: Via SSH (Command Line)</text:span></text:h>
      <text:p text:style-name="Text_20_body"><text:span text:style-name="Strong_20_Emphasis">Preparation:</text:span></text:p>
      <text:list text:style-name="L49">
        <text:list-item>
          <text:p text:style-name="P58"><text:span text:style-name="Strong_20_Emphasis">Connect to the router via SSH:</text:span></text:p>
          <text:p text:style-name="P58">bash</text:p>
        </text:list-item>
      </text:list>
      <text:p text:style-name="Preformatted_20_Text">ssh root@192.168.1.1</text:p>
      <text:p text:style-name="P2"># Password: (admin)</text:p>
      <text:p text:style-name="Text_20_body"><text:span text:style-name="Strong_20_Emphasis">Copy the firmware to the router:</text:span></text:p>
      <text:list text:style-name="L50">
        <text:list-item>
          <text:p text:style-name="P59"><text:span text:style-name="Strong_20_Emphasis">Option A: Via SCP (recommended):</text:span></text:p>
          <text:p text:style-name="P59">bash</text:p>
        </text:list-item>
      </text:list>
      <text:p text:style-name="Preformatted_20_Text"># On the working machine in ANOTHER terminal window, go to the required directory:</text:p>
      <text:p text:style-name="Preformatted_20_Text">scp -O openwrt-ramips-mt7621-haier_har-20s2u1-squashfs-sysupgrade.bin root@192.168.1.1:/tmp/</text:p>
      <text:p text:style-name="P2"># It will ask for password - just enter (admin)</text:p>
      <text:p text:style-name="Text_20_body"><text:span text:style-name="Strong_20_Emphasis">Flashing Process:</text:span></text:p>
      <text:list text:style-name="L51">
        <text:list-item>
          <text:p text:style-name="P60"><text:span text:style-name="Strong_20_Emphasis">Check the firmware:</text:span></text:p>
          <text:p text:style-name="P60">bash</text:p>
        </text:list-item>
      </text:list>
      <text:p text:style-name="Preformatted_20_Text"># On the router:</text:p>
      <text:p text:style-name="Preformatted_20_Text">cd /tmp</text:p>
      <text:p text:style-name="P2">ls -la *.bin</text:p>
      <text:p text:style-name="Text_20_body"><text:span text:style-name="Strong_20_Emphasis">Perform flashing:</text:span></text:p>
      <text:p text:style-name="Text_20_body"><text:soft-page-break/>bash</text:p>
      <text:p text:style-name="Preformatted_20_Text"># Flash WITHOUT saving settings:</text:p>
      <text:p text:style-name="Preformatted_20_Text">sysupgrade -n -v openwrt-ramips-mt7621-haier_har-20s2u1-squashfs-sysupgrade.bin</text:p>
      <text:p text:style-name="Preformatted_20_Text"/>
      <text:p text:style-name="Preformatted_20_Text"># OR if forced flashing is needed:</text:p>
      <text:p text:style-name="P2">sysupgrade -F -n openwrt-ramips-mt7621-haier_har-20s2u1-squashfs-sysupgrade.bin</text:p>
      <text:list text:style-name="L52">
        <text:list-item text:start-value="3">
          <text:p text:style-name="P61"><text:span text:style-name="Strong_20_Emphasis">Wait for reboot:</text:span></text:p>
          <text:list>
            <text:list-item>
              <text:p text:style-name="P61">The router will automatically reboot in 1-2 minutes</text:p>
            </text:list-item>
            <text:list-item>
              <text:p text:style-name="P61"><text:span text:style-name="Strong_20_Emphasis">It's very important not to power off to avoid bricking the device!</text:span></text:p>
            </text:list-item>
            <text:list-item>
              <text:p text:style-name="P61">SSH connection will break - this is normal</text:p>
            </text:list-item>
          </text:list>
        </text:list-item>
      </text:list>
      <text:p text:style-name="Text_20_body"><text:span text:style-name="Strong_20_Emphasis">Check the result:</text:span></text:p>
      <text:p text:style-name="Text_20_body">bash</text:p>
      <text:p text:style-name="Preformatted_20_Text"># After 3-5 minutes after flashing:</text:p>
      <text:p text:style-name="Preformatted_20_Text">ping 192.168.1.1</text:p>
      <text:p text:style-name="P2">ssh root@192.168.1.1</text:p>
      <text:p text:style-name="Text_20_body">If it connects, everything is fine.</text:p>
      <text:p text:style-name="Horizontal_20_Line"/>
      <text:h text:style-name="Heading_20_3" text:outline-level="3"><text:span text:style-name="Strong_20_Emphasis">OpenWRT Firmware Installation Guide via UART Interface</text:span></text:h>
      <text:p text:style-name="Text_20_body"><text:span text:style-name="Strong_20_Emphasis">Version 1.0</text:span></text:p>
      <text:h text:style-name="Heading_20_4" text:outline-level="4"><text:span text:style-name="Strong_20_Emphasis">1. Introduction</text:span></text:h>
      <text:p text:style-name="Text_20_body">This document describes the procedure for installing (flashing) OpenWRT software on a router using a UART converter (USB-to-TTL). This method is used when standard update methods via web interface are unavailable or when device recovery is necessary.</text:p>
      <text:p text:style-name="P15"><text:span text:style-name="Strong_20_Emphasis">Warning!</text:span> Incorrect execution of steps may lead to irreversible router failure (bricking). Perform all actions strictly according to the instructions. The contractor company is not responsible for equipment damaged as a result of violating this guide.</text:p>
      <text:h text:style-name="Heading_20_4" text:outline-level="4"><text:span text:style-name="Strong_20_Emphasis">2. Required Equipment and Software</text:span></text:h>
      <text:list text:style-name="L53">
        <text:list-item>
          <text:p text:style-name="P62"><text:span text:style-name="Strong_20_Emphasis">Router</text:span> with installed UART contacts (pins) on the board.</text:p>
        </text:list-item>
        <text:list-item>
          <text:p text:style-name="P62"><text:span text:style-name="Strong_20_Emphasis">UART converter (USB-to-TTL)</text:span> based on CH340, CP2102 or FT232RL chip.</text:p>
        </text:list-item>
        <text:list-item>
          <text:p text:style-name="P62"><text:span text:style-name="Strong_20_Emphasis">Computer</text:span> with Windows/Linux/macOS OS.</text:p>
        </text:list-item>
        <text:list-item>
          <text:p text:style-name="P62"><text:span text:style-name="Strong_20_Emphasis">Terminal program</text:span>:</text:p>
          <text:list>
            <text:list-item>
              <text:p text:style-name="P62">For <text:span text:style-name="Strong_20_Emphasis">Windows</text:span>: PuTTY, Tera Term.</text:p>
            </text:list-item>
            <text:list-item>
              <text:p text:style-name="P62">For <text:span text:style-name="Strong_20_Emphasis">Linux/macOS</text:span>: screen, minicom, picocom.</text:p>
            </text:list-item>
          </text:list>
        </text:list-item>
        <text:list-item>
          <text:p text:style-name="P62"><text:span text:style-name="Strong_20_Emphasis">Firmware file</text:span> with <text:span text:style-name="Source_20_Text">*.bin</text:span> or <text:span text:style-name="Source_20_Text">*.img</text:span> extension.</text:p>
        </text:list-item>
        <text:list-item>
          <text:p text:style-name="P62"><text:span text:style-name="Strong_20_Emphasis">Soldering iron</text:span> or <text:span text:style-name="Strong_20_Emphasis">male-to-male wires</text:span> for connecting to UART contacts.</text:p>
        </text:list-item>
        <text:list-item>
          <text:p text:style-name="P62"><text:soft-page-break/><text:span text:style-name="Strong_20_Emphasis">Multimeter</text:span> (recommended for voltage checking).</text:p>
        </text:list-item>
      </text:list>
      <text:h text:style-name="Heading_20_4" text:outline-level="4"><text:span text:style-name="Strong_20_Emphasis">3. Identifying UART Contacts on the Router</text:span></text:h>
      <text:list text:style-name="L54">
        <text:list-item>
          <text:p text:style-name="P63">Disassemble the router case.</text:p>
        </text:list-item>
        <text:list-item>
          <text:p text:style-name="P63">Find a group of 4 unsoldered contacts on the board (usually labeled as <text:span text:style-name="Source_20_Text">TX</text:span>, <text:span text:style-name="Source_20_Text">RX</text:span>, <text:span text:style-name="Source_20_Text">GND</text:span>, <text:span text:style-name="Source_20_Text">VCC</text:span>).</text:p>
        </text:list-item>
        <text:list-item>
          <text:p text:style-name="P63">If the contacts are not labeled, you will need the router schematic (datasheet) or a multimeter to identify them:</text:p>
          <text:list>
            <text:list-item>
              <text:p text:style-name="P63"><text:span text:style-name="Strong_20_Emphasis">GND (Ground)</text:span>: Common contact, checked by continuity to metal parts of the case (e.g., USB port).</text:p>
            </text:list-item>
            <text:list-item>
              <text:p text:style-name="P63"><text:span text:style-name="Strong_20_Emphasis">VCC (Power)</text:span>: Voltage +3.3V. <text:span text:style-name="Strong_20_Emphasis">Warning!</text:span> Do NOT connect the converter to VCC, this may burn it.</text:p>
            </text:list-item>
            <text:list-item>
              <text:p text:style-name="P63"><text:span text:style-name="Strong_20_Emphasis">TX (Router Transmit)</text:span></text:p>
            </text:list-item>
            <text:list-item>
              <text:p text:style-name="P63"><text:span text:style-name="Strong_20_Emphasis">RX (Router Receive)</text:span></text:p>
            </text:list-item>
          </text:list>
        </text:list-item>
      </text:list>
      <text:h text:style-name="Heading_20_4" text:outline-level="4"><text:span text:style-name="Strong_20_Emphasis">4. Connecting UART Converter to the Router</text:span></text:h>
      <text:p text:style-name="Text_20_body">Connect the contacts in a <text:span text:style-name="Strong_20_Emphasis">crossover</text:span> manner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UART Converter</text:p>
            </table:table-cell>
            <table:table-cell table:style-name="Таблица2.A1" office:value-type="string">
              <text:p text:style-name="Table_20_Heading">Router</text:p>
            </table:table-cell>
            <table:table-cell table:style-name="Таблица2.A1" office:value-type="string">
              <text:p text:style-name="Table_20_Heading">Notes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trong_20_Emphasis">RX</text:span></text:p>
          </table:table-cell>
          <table:table-cell table:style-name="Таблица2.A1" office:value-type="string">
            <text:p text:style-name="Table_20_Contents"><text:span text:style-name="Strong_20_Emphasis">TX</text:span></text:p>
          </table:table-cell>
          <table:table-cell table:style-name="Таблица2.A1" office:value-type="string">
            <text:p text:style-name="Table_20_Contents">Data from router to converter</text:p>
          </table:table-cell>
        </table:table-row>
        <table:table-row>
          <table:table-cell table:style-name="Таблица2.A1" office:value-type="string">
            <text:p text:style-name="Table_20_Contents"><text:span text:style-name="Strong_20_Emphasis">TX</text:span></text:p>
          </table:table-cell>
          <table:table-cell table:style-name="Таблица2.A1" office:value-type="string">
            <text:p text:style-name="Table_20_Contents"><text:span text:style-name="Strong_20_Emphasis">RX</text:span></text:p>
          </table:table-cell>
          <table:table-cell table:style-name="Таблица2.A1" office:value-type="string">
            <text:p text:style-name="Table_20_Contents">Data from converter to router</text:p>
          </table:table-cell>
        </table:table-row>
        <table:table-row>
          <table:table-cell table:style-name="Таблица2.A1" office:value-type="string">
            <text:p text:style-name="Table_20_Contents"><text:span text:style-name="Strong_20_Emphasis">GND</text:span></text:p>
          </table:table-cell>
          <table:table-cell table:style-name="Таблица2.A1" office:value-type="string">
            <text:p text:style-name="Table_20_Contents"><text:span text:style-name="Strong_20_Emphasis">GND</text:span></text:p>
          </table:table-cell>
          <table:table-cell table:style-name="Таблица2.A1" office:value-type="string">
            <text:p text:style-name="Table_20_Contents">Common ground (mandatory!)</text:p>
          </table:table-cell>
        </table:table-row>
        <table:table-row>
          <table:table-cell table:style-name="Таблица2.A1" office:value-type="string">
            <text:p text:style-name="Table_20_Contents"><text:span text:style-name="Strong_20_Emphasis">VCC</text:span></text:p>
          </table:table-cell>
          <table:table-cell table:style-name="Таблица2.A1" office:value-type="string">
            <text:p text:style-name="Table_20_Contents"><text:span text:style-name="Strong_20_Emphasis">DO NOT CONNECT!</text:span></text:p>
          </table:table-cell>
          <table:table-cell table:style-name="Таблица2.A1" office:value-type="string">
            <text:p text:style-name="Table_20_Contents">Power from router is not required.</text:p>
          </table:table-cell>
        </table:table-row>
      </table:table>
      <text:p text:style-name="P15"><text:span text:style-name="Strong_20_Emphasis">IMPORTANT:</text:span> Before connecting, ensure the converter operates at <text:span text:style-name="Strong_20_Emphasis">3.3V</text:span>, not 5V. The setting is usually switched by a jumper on the converter board.</text:p>
      <text:h text:style-name="Heading_20_4" text:outline-level="4"><text:span text:style-name="Strong_20_Emphasis">5. Software Setup on Computer</text:span></text:h>
      <text:p text:style-name="Text_20_body"><text:span text:style-name="Strong_20_Emphasis">A. Installing UART Converter Drivers</text:span></text:p>
      <text:list text:style-name="L55">
        <text:list-item>
          <text:p text:style-name="P64">Install drivers for your converter (CH340, CP2102, etc.) from the included disk or manufacturer's website.</text:p>
        </text:list-item>
      </text:list>
      <text:p text:style-name="Text_20_body"><text:span text:style-name="Strong_20_Emphasis">B. Identifying COM Port (Windows)</text:span></text:p>
      <text:list text:style-name="L56">
        <text:list-item>
          <text:p text:style-name="P65">Connect the converter to the computer's USB port.</text:p>
        </text:list-item>
        <text:list-item>
          <text:p text:style-name="P65">Open <text:span text:style-name="Source_20_Text">Device Manager</text:span> (<text:span text:style-name="Source_20_Text">Win + Pause/Break</text:span> -&gt; "Device Manager").</text:p>
        </text:list-item>
        <text:list-item>
          <text:p text:style-name="P65">In the "Ports (COM &amp; LPT)" section, find your converter and note the COM port number (e.g., <text:span text:style-name="Source_20_Text">COM3</text:span>).</text:p>
        </text:list-item>
      </text:list>
      <text:p text:style-name="Text_20_body"><text:span text:style-name="Strong_20_Emphasis">C. Configuring Terminal Program (using PuTTY as example)</text:span></text:p>
      <text:list text:style-name="L57">
        <text:list-item>
          <text:p text:style-name="P66">Launch PuTTY.</text:p>
        </text:list-item>
        <text:list-item>
          <text:p text:style-name="P66">In the <text:span text:style-name="Source_20_Text">Session</text:span> category:</text:p>
          <text:list>
            <text:list-item>
              <text:p text:style-name="P66"><text:span text:style-name="Source_20_Text">Connection type:</text:span> select <text:span text:style-name="Strong_20_Emphasis">Serial</text:span>.</text:p>
            </text:list-item>
            <text:list-item>
              <text:p text:style-name="P66"><text:soft-page-break/><text:span text:style-name="Source_20_Text">Serial line:</text:span> enter your <text:span text:style-name="Strong_20_Emphasis">COM port</text:span> (e.g., <text:span text:style-name="Source_20_Text">COM3</text:span>).</text:p>
            </text:list-item>
            <text:list-item>
              <text:p text:style-name="P66"><text:span text:style-name="Source_20_Text">Speed:</text:span> set to <text:span text:style-name="Strong_20_Emphasis">115200</text:span> (standard speed unless specified otherwise).</text:p>
            </text:list-item>
          </text:list>
        </text:list-item>
        <text:list-item>
          <text:p text:style-name="P66">In the <text:span text:style-name="Source_20_Text">Connection</text:span> -&gt; <text:span text:style-name="Source_20_Text">Serial</text:span> category:</text:p>
          <text:list>
            <text:list-item>
              <text:p text:style-name="P66"><text:span text:style-name="Source_20_Text">Data bits:</text:span> <text:span text:style-name="Source_20_Text">8</text:span></text:p>
            </text:list-item>
            <text:list-item>
              <text:p text:style-name="P66"><text:span text:style-name="Source_20_Text">Stop bits:</text:span> <text:span text:style-name="Source_20_Text">1</text:span></text:p>
            </text:list-item>
            <text:list-item>
              <text:p text:style-name="P66"><text:span text:style-name="Source_20_Text">Parity:</text:span> <text:span text:style-name="Source_20_Text">None</text:span></text:p>
            </text:list-item>
            <text:list-item>
              <text:p text:style-name="P66"><text:span text:style-name="Source_20_Text">Flow control:</text:span> <text:span text:style-name="Source_20_Text">None</text:span></text:p>
            </text:list-item>
          </text:list>
        </text:list-item>
        <text:list-item>
          <text:p text:style-name="P66">Return to <text:span text:style-name="Source_20_Text">Session</text:span>, enter a session name (e.g., "Router UART") and click <text:span text:style-name="Source_20_Text">Save</text:span> to save settings.</text:p>
        </text:list-item>
        <text:list-item>
          <text:p text:style-name="P66">Click <text:span text:style-name="Source_20_Text">Open</text:span> to connect.</text:p>
        </text:list-item>
      </text:list>
      <text:h text:style-name="Heading_20_4" text:outline-level="4"><text:span text:style-name="Strong_20_Emphasis">6. Flashing Process</text:span></text:h>
      <text:list text:style-name="L58">
        <text:list-item>
          <text:p text:style-name="P67"><text:span text:style-name="Strong_20_Emphasis">Preparation:</text:span></text:p>
          <text:list>
            <text:list-item>
              <text:p text:style-name="P67">Ensure all connections are secure.</text:p>
            </text:list-item>
            <text:list-item>
              <text:p text:style-name="P67">Open the session in PuTTY. The window should be black and empty.</text:p>
            </text:list-item>
          </text:list>
        </text:list-item>
        <text:list-item>
          <text:p text:style-name="P67"><text:span text:style-name="Strong_20_Emphasis">Entering Bootloader Mode:</text:span></text:p>
          <text:list>
            <text:list-item>
              <text:p text:style-name="P67"><text:span text:style-name="Strong_20_Emphasis">Option A (via interrupt boot):</text:span> Connect router power and immediately start rapidly pressing any key on the computer keyboard (e.g., <text:span text:style-name="Source_20_Text">f</text:span>, <text:span text:style-name="Source_20_Text">t</text:span>, <text:span text:style-name="Source_20_Text">Enter</text:span>). The bootloader prompt should appear (e.g., <text:span text:style-name="Source_20_Text">ar7240&gt;</text:span> or <text:span text:style-name="Source_20_Text">CFE&gt;</text:span>).</text:p>
            </text:list-item>
            <text:list-item>
              <text:p text:style-name="P67"><text:span text:style-name="Strong_20_Emphasis">Option B (via Reset):</text:span> On some routers, you need to power on while holding the Reset button and release it after 10-15 seconds.</text:p>
            </text:list-item>
          </text:list>
        </text:list-item>
        <text:list-item>
          <text:p text:style-name="P67"><text:span text:style-name="Strong_20_Emphasis">Transferring the Firmware:</text:span></text:p>
          <text:list>
            <text:list-item>
              <text:p text:style-name="P67">In the bootloader command line, enter the command to start file reception. Commands vary depending on the bootloader:</text:p>
              <text:list>
                <text:list-item>
                  <text:p text:style-name="P67"><text:span text:style-name="Strong_20_Emphasis">For U-Boot:</text:span> <text:span text:style-name="Source_20_Text">tftpboot 0x80000000 firmware.bin</text:span> (if using TFTP server) <text:span text:style-name="Strong_20_Emphasis">OR</text:span></text:p>
                </text:list-item>
                <text:list-item>
                  <text:p text:style-name="P67"><text:span text:style-name="Strong_20_Emphasis">More universal method (via XMODEM):</text:span></text:p>
                  <text:list>
                    <text:list-item>
                      <text:p text:style-name="P67">Enter the command: <text:span text:style-name="Source_20_Text">loadx</text:span> or <text:span text:style-name="Source_20_Text">loadx 0x80000000</text:span>.</text:p>
                    </text:list-item>
                    <text:list-item>
                      <text:p text:style-name="P67">In the PuTTY menu at the top of the window, click <text:span text:style-name="Source_20_Text">Control</text:span> -&gt; <text:span text:style-name="Source_20_Text">Transfer</text:span> -&gt; <text:span text:style-name="Source_20_Text">Xmodem</text:span> -&gt; <text:span text:style-name="Source_20_Text">Send</text:span>.</text:p>
                    </text:list-item>
                    <text:list-item>
                      <text:p text:style-name="P67">In the opened dialog window, select your firmware file (<text:span text:style-name="Source_20_Text">*.bin</text:span>).</text:p>
                    </text:list-item>
                    <text:list-item>
                      <text:p text:style-name="P67">The transfer process will begin. Wait for its completion (this may take several minutes). Progress will be displayed in the window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<text:span text:style-name="Strong_20_Emphasis">Writing Firmware to Flash Memory:</text:span></text:p>
          <text:list>
            <text:list-item>
              <text:p text:style-name="P67"><text:soft-page-break/>After successfully loading the file into RAM, enter the command to write it. Usually this is:</text:p>
              <text:list>
                <text:list-item>
                  <text:p text:style-name="P67"><text:span text:style-name="Source_20_Text">erase 0x9f020000 +0x7c0000</text:span> (erase partition, verify addresses for your model)</text:p>
                </text:list-item>
                <text:list-item>
                  <text:p text:style-name="P67"><text:span text:style-name="Source_20_Text">cp.b 0x80000000 0x9f020000 0x7c0000</text:span> (copy from RAM to flash)</text:p>
                </text:list-item>
              </text:list>
            </text:list-item>
          </text:list>
        </text:list-item>
        <text:list-item>
          <text:p text:style-name="P67"><text:span text:style-name="Strong_20_Emphasis">Starting the New Firmware:</text:span></text:p>
          <text:list>
            <text:list-item>
              <text:p text:style-name="P67">Enter the command: <text:span text:style-name="Source_20_Text">boot</text:span> or <text:span text:style-name="Source_20_Text">reset</text:span>.</text:p>
            </text:list-item>
            <text:list-item>
              <text:p text:style-name="P67">The router should reboot with the new firmware.</text:p>
            </text:list-item>
          </text:list>
        </text:list-item>
      </text:list>
      <text:h text:style-name="Heading_20_4" text:outline-level="4"><text:span text:style-name="Strong_20_Emphasis">7. Completion of Work</text:span></text:h>
      <text:list text:style-name="L59">
        <text:list-item>
          <text:p text:style-name="P68">Close the terminal window.</text:p>
        </text:list-item>
        <text:list-item>
          <text:p text:style-name="P68">Disconnect router power.</text:p>
        </text:list-item>
        <text:list-item>
          <text:p text:style-name="P68">Carefully disconnect the UART converter.</text:p>
        </text:list-item>
        <text:list-item>
          <text:p text:style-name="P68">Assemble the router case.</text:p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23:55:28.322508111</meta:creation-date>
    <dc:date>2025-10-23T00:28:01.554091722</dc:date>
    <meta:editing-duration>PT11M14S</meta:editing-duration>
    <meta:editing-cycles>1</meta:editing-cycles>
    <meta:document-statistic meta:table-count="2" meta:image-count="0" meta:object-count="0" meta:page-count="17" meta:paragraph-count="489" meta:word-count="2759" meta:character-count="18941" meta:non-whitespace-character-count="16878"/>
    <meta:generator>LibreOffice/24.2.7.2$Linux_X86_64 LibreOffice_project/420$Build-2</meta:generator>
  </office:meta>
</office:document-meta>
</file>